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6.958cm" table:align="left"/>
    </style:style>
    <style:style style:name="Tabelle10.A" style:family="table-column">
      <style:table-column-properties style:column-width="3.401cm"/>
    </style:style>
    <style:style style:name="Tabelle10.B" style:family="table-column">
      <style:table-column-properties style:column-width="13.557cm"/>
    </style:style>
    <style:style style:name="Tabelle10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10.B1" style:family="table-cell">
      <style:table-cell-properties style:vertical-align="middle" fo:padding="0.106cm" fo:border="0.035cm solid #808080"/>
    </style:style>
    <style:style style:name="Tabelle10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10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1" style:family="table">
      <style:table-properties style:width="16.958cm" table:align="left"/>
    </style:style>
    <style:style style:name="Tabelle1.A" style:family="table-column">
      <style:table-column-properties style:column-width="3.401cm"/>
    </style:style>
    <style:style style:name="Tabelle1.B" style:family="table-column">
      <style:table-column-properties style:column-width="13.557cm"/>
    </style:style>
    <style:style style:name="Tabelle1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1.B1" style:family="table-cell">
      <style:table-cell-properties style:vertical-align="middle" fo:padding="0.106cm" fo:border="0.035cm solid #808080"/>
    </style:style>
    <style:style style:name="Tabelle1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1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3.217cm"/>
    </style:style>
    <style:style style:name="Tabelle2.B" style:family="table-column">
      <style:table-column-properties style:column-width="13.783cm"/>
    </style:style>
    <style:style style:name="Tabelle2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2.B1" style:family="table-cell">
      <style:table-cell-properties style:vertical-align="middle" fo:padding="0.106cm" fo:border="0.035cm solid #808080"/>
    </style:style>
    <style:style style:name="Tabelle2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2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3" style:family="table">
      <style:table-properties style:width="16.667cm" table:align="left"/>
    </style:style>
    <style:style style:name="Tabelle3.A" style:family="table-column">
      <style:table-column-properties style:column-width="3.401cm"/>
    </style:style>
    <style:style style:name="Tabelle3.B" style:family="table-column">
      <style:table-column-properties style:column-width="13.266cm"/>
    </style:style>
    <style:style style:name="Tabel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3.B1" style:family="table-cell">
      <style:table-cell-properties style:vertical-align="middle" fo:padding="0.106cm" fo:border="0.035cm solid #808080"/>
    </style:style>
    <style:style style:name="Tabelle3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3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4" style:family="table">
      <style:table-properties style:width="16.905cm" table:align="left"/>
    </style:style>
    <style:style style:name="Tabelle4.A" style:family="table-column">
      <style:table-column-properties style:column-width="3.401cm"/>
    </style:style>
    <style:style style:name="Tabelle4.B" style:family="table-column">
      <style:table-column-properties style:column-width="13.504cm"/>
    </style:style>
    <style:style style:name="Tabelle4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4.B1" style:family="table-cell">
      <style:table-cell-properties style:vertical-align="middle" fo:padding="0.106cm" fo:border="0.035cm solid #808080"/>
    </style:style>
    <style:style style:name="Tabelle4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4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5" style:family="table">
      <style:table-properties style:width="15.953cm" table:align="left"/>
    </style:style>
    <style:style style:name="Tabelle5.A" style:family="table-column">
      <style:table-column-properties style:column-width="3.401cm"/>
    </style:style>
    <style:style style:name="Tabelle5.B" style:family="table-column">
      <style:table-column-properties style:column-width="12.552cm"/>
    </style:style>
    <style:style style:name="Tabelle5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5.B1" style:family="table-cell">
      <style:table-cell-properties style:vertical-align="middle" fo:padding="0.106cm" fo:border="0.035cm solid #808080"/>
    </style:style>
    <style:style style:name="Tabelle5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5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6" style:family="table">
      <style:table-properties style:width="17cm" table:align="left"/>
    </style:style>
    <style:style style:name="Tabelle6.A" style:family="table-column">
      <style:table-column-properties style:column-width="3.283cm"/>
    </style:style>
    <style:style style:name="Tabelle6.B" style:family="table-column">
      <style:table-column-properties style:column-width="13.718cm"/>
    </style:style>
    <style:style style:name="Tabelle6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6.B1" style:family="table-cell">
      <style:table-cell-properties style:vertical-align="middle" fo:padding="0.106cm" fo:border="0.035cm solid #808080"/>
    </style:style>
    <style:style style:name="Tabelle6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6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7" style:family="table">
      <style:table-properties style:width="17cm" table:align="left"/>
    </style:style>
    <style:style style:name="Tabelle7.A" style:family="table-column">
      <style:table-column-properties style:column-width="3.277cm"/>
    </style:style>
    <style:style style:name="Tabelle7.B" style:family="table-column">
      <style:table-column-properties style:column-width="13.723cm"/>
    </style:style>
    <style:style style:name="Tabelle7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7.B1" style:family="table-cell">
      <style:table-cell-properties style:vertical-align="middle" fo:padding="0.106cm" fo:border="0.035cm solid #808080"/>
    </style:style>
    <style:style style:name="Tabelle7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7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8" style:family="table">
      <style:table-properties style:width="17cm" table:align="left"/>
    </style:style>
    <style:style style:name="Tabelle8.A" style:family="table-column">
      <style:table-column-properties style:column-width="3.224cm"/>
    </style:style>
    <style:style style:name="Tabelle8.B" style:family="table-column">
      <style:table-column-properties style:column-width="13.776cm"/>
    </style:style>
    <style:style style:name="Tabelle8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8.B1" style:family="table-cell">
      <style:table-cell-properties style:vertical-align="middle" fo:padding="0.106cm" fo:border="0.035cm solid #808080"/>
    </style:style>
    <style:style style:name="Tabelle8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8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stfälle </text:span></text:p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3">ID:</text:p>
          </table:table-cell>
          <table:table-cell table:style-name="Tabelle10.B1" office:value-type="string">
            <text:p text:style-name="P3">T01</text:p>
          </table:table-cell>
        </table:table-row>
        <table:table-row>
          <table:table-cell table:style-name="Tabelle10.A2" office:value-type="string">
            <text:p text:style-name="P3">Beschreibung</text:p>
          </table:table-cell>
          <table:table-cell table:style-name="Tabelle10.B2" office:value-type="string">
            <text:p text:style-name="P3">Einloggen im Mitarbeiterbereich</text:p>
          </table:table-cell>
        </table:table-row>
        <table:table-row>
          <table:table-cell table:style-name="Tabelle10.A2" office:value-type="string">
            <text:p text:style-name="P3">Vorbedingung</text:p>
          </table:table-cell>
          <table:table-cell table:style-name="Tabelle10.B2" office:value-type="string">
            <text:p text:style-name="P3">Programm ist im Anmeldebereich für Mitarbeiter</text:p>
          </table:table-cell>
        </table:table-row>
        <table:table-row>
          <table:table-cell table:style-name="Tabelle10.A2" office:value-type="string">
            <text:p text:style-name="P3">Test-Schritte:</text:p>
          </table:table-cell>
          <table:table-cell table:style-name="Tabelle10.B2" office:value-type="string">
            <text:p text:style-name="P3">1. Test-Person gibt ''Vornamen'' ein</text:p>
            <text:p text:style-name="P3">2. Test-Person gibt ''Nachnamen'' ein </text:p>
            <text:p text:style-name="P3">3. Test-Person gibt ''Passwort'' ein</text:p>
            <text:p text:style-name="P3">4. Login wird durchgeführt</text:p>
          </table:table-cell>
        </table:table-row>
        <table:table-row>
          <table:table-cell table:style-name="Tabelle10.A2" office:value-type="string">
            <text:p text:style-name="P3">Erwartete Resultat</text:p>
          </table:table-cell>
          <table:table-cell table:style-name="Tabelle10.B2" office:value-type="string">
            <text:p text:style-name="P3">Test-Person ist im Mitarbeiterbereich</text:p>
          </table:table-cell>
        </table:table-row>
      </table:table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ID:</text:p>
          </table:table-cell>
          <table:table-cell table:style-name="Tabelle1.B1" office:value-type="string">
            <text:p text:style-name="P3">T02</text:p>
          </table:table-cell>
        </table:table-row>
        <table:table-row>
          <table:table-cell table:style-name="Tabelle1.A2" office:value-type="string">
            <text:p text:style-name="P3">Beschreibung</text:p>
          </table:table-cell>
          <table:table-cell table:style-name="Tabelle1.B2" office:value-type="string">
            <text:p text:style-name="P3">Belag einfügen</text:p>
          </table:table-cell>
        </table:table-row>
        <table:table-row>
          <table:table-cell table:style-name="Tabelle1.A2" office:value-type="string">
            <text:p text:style-name="P3">Vorbedingung</text:p>
          </table:table-cell>
          <table:table-cell table:style-name="Tabelle1.B2" office:value-type="string">
            <text:p text:style-name="P3">Programm ist im Mitarbeiterbereich und alle Daten liegen vor</text:p>
          </table:table-cell>
        </table:table-row>
        <table:table-row>
          <table:table-cell table:style-name="Tabelle1.A2" office:value-type="string">
            <text:p text:style-name="P3">Test-Schritte:</text:p>
          </table:table-cell>
          <table:table-cell table:style-name="Tabelle1.B2" office:value-type="string">
            <text:p text:style-name="P3">1. Test-Person gibt alle Daten ein</text:p>
            <text:p text:style-name="P3">2. Test-Person speichert Daten </text:p>
          </table:table-cell>
        </table:table-row>
        <table:table-row>
          <table:table-cell table:style-name="Tabelle1.A2" office:value-type="string">
            <text:p text:style-name="P3">Erwartete Resultat</text:p>
          </table:table-cell>
          <table:table-cell table:style-name="Tabelle1.B2" office:value-type="string">
            <text:p text:style-name="P3">Neuer Belag in Datenbank eingefügt.</text:p>
            <text:p text:style-name="P3">Dies kann im Kundenbereich überprüft werden 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ID:</text:p>
          </table:table-cell>
          <table:table-cell table:style-name="Tabelle2.B1" office:value-type="string">
            <text:p text:style-name="P3">T03</text:p>
          </table:table-cell>
        </table:table-row>
        <table:table-row>
          <table:table-cell table:style-name="Tabelle2.A2" office:value-type="string">
            <text:p text:style-name="P3">Beschreibung</text:p>
          </table:table-cell>
          <table:table-cell table:style-name="Tabelle2.B2" office:value-type="string">
            <text:p text:style-name="P3">Belag ändern</text:p>
          </table:table-cell>
        </table:table-row>
        <table:table-row>
          <table:table-cell table:style-name="Tabelle2.A2" office:value-type="string">
            <text:p text:style-name="P3">Vorbedingung</text:p>
          </table:table-cell>
          <table:table-cell table:style-name="Tabelle2.B2" office:value-type="string">
            <text:p text:style-name="P3">Programm ist im Mitarbeiterbereich und alle Daten liegen vor</text:p>
          </table:table-cell>
        </table:table-row>
        <text:soft-page-break/>
        <table:table-row>
          <table:table-cell table:style-name="Tabelle2.A2" office:value-type="string">
            <text:p text:style-name="P3">Test-Schritte:</text:p>
          </table:table-cell>
          <table:table-cell table:style-name="Tabelle2.B2" office:value-type="string">
            <text:p text:style-name="P3">1. Test-Person gibt ID des Belages an</text:p>
            <text:p text:style-name="P3">2. System sucht Belag und zeigt ihn an</text:p>
            <text:p text:style-name="P3">3. Test-Person ändert Daten</text:p>
            <text:p text:style-name="P3">4. Test-Person speichert Änderung </text:p>
          </table:table-cell>
        </table:table-row>
        <table:table-row>
          <table:table-cell table:style-name="Tabelle2.A2" office:value-type="string">
            <text:p text:style-name="P3">Erwartete Resultat</text:p>
          </table:table-cell>
          <table:table-cell table:style-name="Tabelle2.B2" office:value-type="string">
            <text:p text:style-name="P3">Änderung am Belag in der Datenbank durchgeführt. Dies kann im Kundenbereich überprüft werden </text:p>
          </table:table-cell>
        </table:table-row>
      </table:table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ID:</text:p>
          </table:table-cell>
          <table:table-cell table:style-name="Tabelle3.B1" office:value-type="string">
            <text:p text:style-name="P3">T04</text:p>
          </table:table-cell>
        </table:table-row>
        <table:table-row>
          <table:table-cell table:style-name="Tabelle3.A2" office:value-type="string">
            <text:p text:style-name="P3">Beschreibung</text:p>
          </table:table-cell>
          <table:table-cell table:style-name="Tabelle3.B2" office:value-type="string">
            <text:p text:style-name="P3">Belag Kaufen</text:p>
          </table:table-cell>
        </table:table-row>
        <table:table-row>
          <table:table-cell table:style-name="Tabelle3.A2" office:value-type="string">
            <text:p text:style-name="P3">Vorbedingung</text:p>
          </table:table-cell>
          <table:table-cell table:style-name="Tabelle3.B2" office:value-type="string">
            <text:p text:style-name="P3">Programm ist im Kundenbereich</text:p>
          </table:table-cell>
        </table:table-row>
        <table:table-row>
          <table:table-cell table:style-name="Tabelle3.A2" office:value-type="string">
            <text:p text:style-name="P3">Test-Schritte:</text:p>
          </table:table-cell>
          <table:table-cell table:style-name="Tabelle3.B2" office:value-type="string">
            <text:p text:style-name="P3">1. Test-Person gibt Suchoptionen ein</text:p>
            <text:p text:style-name="P3">2. System sucht Belag/Beläge.</text:p>
            <text:p text:style-name="P3">3. System zeigt sie an</text:p>
            <text:p text:style-name="P3">4. Test-Person wählt Farbe und gibt Menge an</text:p>
            <text:p text:style-name="P3">5. System überprüft Verfügbarkeit</text:p>
            <text:p text:style-name="P3">6. Belag wird Rechnung/Warenkorb hinzugefügt</text:p>
          </table:table-cell>
        </table:table-row>
        <table:table-row>
          <table:table-cell table:style-name="Tabelle3.A2" office:value-type="string">
            <text:p text:style-name="P3">Erwartete Resultat</text:p>
          </table:table-cell>
          <table:table-cell table:style-name="Tabelle3.B2" office:value-type="string">
            <text:p text:style-name="P3">Belag gekauft. Kann im Warenkorb oder auf der Rechnung überprüft werden.</text:p>
          </table:table-cell>
        </table:table-row>
      </table:table>
      <text:p text:style-name="Text_20_body"/>
      <text:p text:style-name="Text_20_body"/>
      <text:p text:style-name="Text_20_body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ID:</text:p>
          </table:table-cell>
          <table:table-cell table:style-name="Tabelle4.B1" office:value-type="string">
            <text:p text:style-name="P3">T05</text:p>
          </table:table-cell>
        </table:table-row>
        <table:table-row>
          <table:table-cell table:style-name="Tabelle4.A2" office:value-type="string">
            <text:p text:style-name="P3">Beschreibung</text:p>
          </table:table-cell>
          <table:table-cell table:style-name="Tabelle4.B2" office:value-type="string">
            <text:p text:style-name="P3">Suchoption überprüfen</text:p>
          </table:table-cell>
        </table:table-row>
        <table:table-row>
          <table:table-cell table:style-name="Tabelle4.A2" office:value-type="string">
            <text:p text:style-name="P3">Vorbedingung</text:p>
          </table:table-cell>
          <table:table-cell table:style-name="Tabelle4.B2" office:value-type="string">
            <text:p text:style-name="P3">Programm ist im Kundenbereich</text:p>
          </table:table-cell>
        </table:table-row>
        <text:soft-page-break/>
        <table:table-row>
          <table:table-cell table:style-name="Tabelle4.A2" office:value-type="string">
            <text:p text:style-name="P3">Test-Schritte:</text:p>
          </table:table-cell>
          <table:table-cell table:style-name="Tabelle4.B2" office:value-type="string">
            <text:p text:style-name="P3">1. Test-Person gibt Suchoptionen ein</text:p>
            <text:p text:style-name="P3">2. System sucht Belag/Beläge.</text:p>
            <text:p text:style-name="P3">3. System zeigt sie an</text:p>
          </table:table-cell>
        </table:table-row>
        <table:table-row>
          <table:table-cell table:style-name="Tabelle4.A2" office:value-type="string">
            <text:p text:style-name="P3">Erwartete Resultat</text:p>
          </table:table-cell>
          <table:table-cell table:style-name="Tabelle4.B2" office:value-type="string">
            <text:p text:style-name="P3">Beläge gefunden oder nicht gefunden. Kann an der Ausgabe überprüft werden </text:p>
          </table:table-cell>
        </table:table-row>
      </table:table>
      <text:p text:style-name="Text_20_body"/>
      <text:p text:style-name="Text_20_body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">ID:</text:p>
          </table:table-cell>
          <table:table-cell table:style-name="Tabelle5.B1" office:value-type="string">
            <text:p text:style-name="P3">T06</text:p>
          </table:table-cell>
        </table:table-row>
        <table:table-row>
          <table:table-cell table:style-name="Tabelle5.A2" office:value-type="string">
            <text:p text:style-name="P3">Beschreibung</text:p>
          </table:table-cell>
          <table:table-cell table:style-name="Tabelle5.B2" office:value-type="string">
            <text:p text:style-name="P3">Warenkorb anzeigen</text:p>
          </table:table-cell>
        </table:table-row>
        <table:table-row>
          <table:table-cell table:style-name="Tabelle5.A2" office:value-type="string">
            <text:p text:style-name="P3">Vorbedingung</text:p>
          </table:table-cell>
          <table:table-cell table:style-name="Tabelle5.B2" office:value-type="string">
            <text:p text:style-name="P3">Programm ist im Kundenbereich</text:p>
          </table:table-cell>
        </table:table-row>
        <table:table-row>
          <table:table-cell table:style-name="Tabelle5.A2" office:value-type="string">
            <text:p text:style-name="P3">Test-Schritte:</text:p>
          </table:table-cell>
          <table:table-cell table:style-name="Tabelle5.B2" office:value-type="string">
            <text:p text:style-name="P3">1. Test-Person drückt auf Warenkorb</text:p>
            <text:p text:style-name="P3">2. System zeigt ihn an</text:p>
          </table:table-cell>
        </table:table-row>
        <table:table-row>
          <table:table-cell table:style-name="Tabelle5.A2" office:value-type="string">
            <text:p text:style-name="P3">Erwartete Resultat</text:p>
          </table:table-cell>
          <table:table-cell table:style-name="Tabelle5.B2" office:value-type="string">
            <text:p text:style-name="P3">Warenkorb angezeigt. Kann im gleichnamigen Fenster überprüft werden.</text:p>
          </table:table-cell>
        </table:table-row>
      </table:table>
      <text:p text:style-name="Text_20_body"/>
      <text:p text:style-name="Text_20_body"/>
      <text:p text:style-name="Text_20_body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">ID:</text:p>
          </table:table-cell>
          <table:table-cell table:style-name="Tabelle6.B1" office:value-type="string">
            <text:p text:style-name="P3">T07</text:p>
          </table:table-cell>
        </table:table-row>
        <table:table-row>
          <table:table-cell table:style-name="Tabelle6.A2" office:value-type="string">
            <text:p text:style-name="P3">Beschreibung</text:p>
          </table:table-cell>
          <table:table-cell table:style-name="Tabelle6.B2" office:value-type="string">
            <text:p text:style-name="P3">Die Lieferadresse des Kunden ist auf der Rechnung </text:p>
          </table:table-cell>
        </table:table-row>
        <table:table-row>
          <table:table-cell table:style-name="Tabelle6.A2" office:value-type="string">
            <text:p text:style-name="P3">Vorbedingung</text:p>
          </table:table-cell>
          <table:table-cell table:style-name="Tabelle6.B2" office:value-type="string">
            <text:p text:style-name="P3">Kunde hat Einkauf Beendet</text:p>
          </table:table-cell>
        </table:table-row>
        <table:table-row>
          <table:table-cell table:style-name="Tabelle6.A2" office:value-type="string">
            <text:p text:style-name="P3">Test-Schritte:</text:p>
          </table:table-cell>
          <table:table-cell table:style-name="Tabelle6.B2" office:value-type="string">
            <text:p text:style-name="P3">1. Test-Person gibt seine persönlichen Daten an</text:p>
            <text:p text:style-name="P3">2. Test-Person bestätigt Kauf und Speicherung der Daten</text:p>
            <text:p text:style-name="P3">3. Rechnung wird angezeigt</text:p>
          </table:table-cell>
        </table:table-row>
        <table:table-row>
          <table:table-cell table:style-name="Tabelle6.A2" office:value-type="string">
            <text:p text:style-name="P3">Erwartete Resultat</text:p>
          </table:table-cell>
          <table:table-cell table:style-name="Tabelle6.B2" office:value-type="string">
            <text:p text:style-name="P3">Die Lieferadresse ist auf der Rechnung zu finden. Kann auf der Rechnung überprüft werden </text:p>
          </table:table-cell>
        </table:table-row>
      </table:table>
      <text:p text:style-name="Text_20_body"/>
      <text:p text:style-name="Text_20_body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3">ID:</text:p>
          </table:table-cell>
          <table:table-cell table:style-name="Tabelle7.B1" office:value-type="string">
            <text:p text:style-name="P3">T08</text:p>
          </table:table-cell>
        </table:table-row>
        <table:table-row>
          <table:table-cell table:style-name="Tabelle7.A2" office:value-type="string">
            <text:p text:style-name="P3">Beschreibung</text:p>
          </table:table-cell>
          <table:table-cell table:style-name="Tabelle7.B2" office:value-type="string">
            <text:p text:style-name="P3">Rechnung Drucken</text:p>
          </table:table-cell>
        </table:table-row>
        <table:table-row>
          <table:table-cell table:style-name="Tabelle7.A2" office:value-type="string">
            <text:p text:style-name="P3">Vorbedingung</text:p>
          </table:table-cell>
          <table:table-cell table:style-name="Tabelle7.B2" office:value-type="string">
            <text:p text:style-name="P3">Kunde hat Einkauf beendet und persönliche Daten angegeben und ein Drucker ist vorhanden </text:p>
          </table:table-cell>
        </table:table-row>
        <table:table-row>
          <table:table-cell table:style-name="Tabelle7.A2" office:value-type="string">
            <text:p text:style-name="P3">Test-Schritte:</text:p>
          </table:table-cell>
          <table:table-cell table:style-name="Tabelle7.B2" office:value-type="string">
            <text:p text:style-name="P3">1. Rechnung wird angezeigt</text:p>
            <text:p text:style-name="P3">2. Test-Person drückt auf Drucken</text:p>
            <text:p text:style-name="P3">3. System überprüft ob Drucker vorhanden </text:p>
            <text:p text:style-name="P3">4. Rechnung wird Gedruckt</text:p>
          </table:table-cell>
        </table:table-row>
        <table:table-row>
          <table:table-cell table:style-name="Tabelle7.A2" office:value-type="string">
            <text:p text:style-name="P3">Erwartete Resultat</text:p>
          </table:table-cell>
          <table:table-cell table:style-name="Tabelle7.B2" office:value-type="string">
            <text:p text:style-name="P3">Rechnung gedruckt. Kann man an der gedruckten Rechnung überprüfen </text:p>
          </table:table-cell>
        </table:table-row>
      </table:table>
      <text:p text:style-name="Text_20_body"/>
      <text:p text:style-name="Text_20_body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3">ID:</text:p>
          </table:table-cell>
          <table:table-cell table:style-name="Tabelle8.B1" office:value-type="string">
            <text:p text:style-name="P3">T09</text:p>
          </table:table-cell>
        </table:table-row>
        <table:table-row>
          <table:table-cell table:style-name="Tabelle8.A2" office:value-type="string">
            <text:p text:style-name="P3">Beschreibung</text:p>
          </table:table-cell>
          <table:table-cell table:style-name="Tabelle8.B2" office:value-type="string">
            <text:p text:style-name="P3">Gesamtbetrag Anzeigen</text:p>
          </table:table-cell>
        </table:table-row>
        <table:table-row>
          <table:table-cell table:style-name="Tabelle8.A2" office:value-type="string">
            <text:p text:style-name="P3">Vorbedingung</text:p>
          </table:table-cell>
          <table:table-cell table:style-name="Tabelle8.B2" office:value-type="string">
            <text:p text:style-name="P3">Kunde hat was gekauft</text:p>
          </table:table-cell>
        </table:table-row>
        <table:table-row>
          <table:table-cell table:style-name="Tabelle8.A2" office:value-type="string">
            <text:p text:style-name="P3">Test-Schritte:</text:p>
          </table:table-cell>
          <table:table-cell table:style-name="Tabelle8.B2" office:value-type="string">
            <text:p text:style-name="P3">1. Test-Person kauft Beläge</text:p>
            <text:p text:style-name="P3">2. Test Person geht auf Warenkorb und möchte sich den Gesamtbetrag der gekauften Beläge ansehen</text:p>
          </table:table-cell>
        </table:table-row>
        <table:table-row>
          <table:table-cell table:style-name="Tabelle8.A2" office:value-type="string">
            <text:p text:style-name="P3">Erwartete Resultat</text:p>
          </table:table-cell>
          <table:table-cell table:style-name="Tabelle8.B2" office:value-type="string">
            <text:p text:style-name="P3">Gesamtbetrag wird angezeigt. Kann im Warenkorb oder auf der Rechnung überprüft werde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1-03T18:54:19.09</meta:creation-date>
    <dc:date>2021-01-24T13:00:19.50</dc:date>
    <dc:creator>Mühlbach Michael</dc:creator>
    <meta:editing-duration>PT15M40S</meta:editing-duration>
    <meta:editing-cycles>2</meta:editing-cycles>
    <meta:generator>OpenOffice/4.1.7$Win32 OpenOffice.org_project/417m1$Build-9800</meta:generator>
    <meta:document-statistic meta:table-count="9" meta:image-count="0" meta:object-count="0" meta:page-count="4" meta:paragraph-count="113" meta:word-count="403" meta:character-count="2877"/>
  </office:meta>
</office:document-meta>
</file>